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33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93.13mm"/>
    </style:style>
    <style:style style:name="co6" style:family="table-column">
      <style:table-column-properties fo:break-before="auto" style:column-width="52.2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RI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ice wor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 excel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fice power poi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m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efox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ernet explore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atur BackOffice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ondos Atrapados Web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CD Facturacion Electronica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al Tours BackOffice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ma Reps BackOffice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utadora de escritorio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ptop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onitor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eclado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ouse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presora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LE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ro inesperadament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lemas de intern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blema de impresion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enciend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 congelo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nde pero no funciona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LUC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perar avances no guardado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arga algunas pagina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arga ninguna pagin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ndido pero no imprim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enciend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 prender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 mitad de un proceso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nde pero no funciona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PUES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rar a la ubicación ta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rir el office y saldra una vetan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piar enlace y pegar en el traductor googl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ar a <text:a xlink:href="http://www.website-down.com/" xlink:type="simple">http://www.website-down.com/</text:a> y copiar el enlace en el cuadro de busqueda, un pulga arriba indicara que la web esta bien pero esta bloqued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gresar con otro navegador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ificar cable de red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ificar que en la bandeja haya hoja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 panel de control ver si la impresora tiene cola 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ficar que el cable de poder este conectado 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ne el boton grande un par de segundo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onecte y conecte 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/00/0000</text:date>, <text:time style:data-style-name="N2" text:time-value="14:52:12.9792991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2T00:42:18.788211072</meta:creation-date>
    <dc:date>2018-08-12T23:54:25.923522790</dc:date>
    <meta:editing-duration>PT1H56M53S</meta:editing-duration>
    <meta:editing-cycles>2</meta:editing-cycles>
    <meta:generator>LibreOffice/5.1.6.2$Linux_X86_64 LibreOffice_project/10m0$Build-2</meta:generator>
    <meta:document-statistic meta:table-count="1" meta:cell-count="88" meta:object-count="0"/>
  </office:meta>
</office:document-meta>
</file>